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iz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.B2:.B23])" office:value-type="float" office:value="89.5909090909091" calcext:value-type="float">
            <text:p>89.5909</text:p>
          </table:table-cell>
          <table:table-cell/>
          <table:table-cell table:style-name="ce1" office:value-type="float" office:value="93.86" calcext:value-type="float">
            <text:p>93.8600</text:p>
          </table:table-cell>
          <table:table-cell/>
          <table:table-cell table:style-name="ce1" table:formula="of:=AVERAGE([.F2:.F23])" office:value-type="float" office:value="89.5909090909091" calcext:value-type="float">
            <text:p>89.5909</text:p>
          </table:table-cell>
          <table:table-cell/>
          <table:table-cell table:style-name="ce1" table:formula="of:=AVERAGE([.H2:.H23])" office:value-type="float" office:value="89.5909090909091" calcext:value-type="float">
            <text:p>89.5909</text:p>
          </table:table-cell>
          <table:table-cell/>
          <table:table-cell table:style-name="ce1" table:formula="of:=AVERAGE([.J2:.J23])" office:value-type="float" office:value="89.5909090909091" calcext:value-type="float">
            <text:p>89.5909</text:p>
          </table:table-cell>
          <table:table-cell/>
          <table:table-cell table:style-name="ce1" table:formula="of:=AVERAGE([.L2:.L23])" office:value-type="float" office:value="93.8571428571429" calcext:value-type="float">
            <text:p>93.8571</text:p>
          </table:table-cell>
          <table:table-cell/>
          <table:table-cell table:style-name="ce1" table:formula="of:=AVERAGE([.N2:.N23])" office:value-type="float" office:value="89.5909090909091" calcext:value-type="float">
            <text:p>89.5909</text:p>
          </table:table-cell>
          <table:table-cell/>
          <table:table-cell table:style-name="ce1" table:formula="of:=AVERAGE([.P2:.P23])" office:value-type="float" office:value="89.5909090909091" calcext:value-type="float">
            <text:p>89.5909</text:p>
          </table:table-cell>
          <table:table-cell/>
          <table:table-cell table:style-name="ce1" table:formula="of:=AVERAGE([.R2:.R23])" office:value-type="float" office:value="89.5909090909091" calcext:value-type="float">
            <text:p>89.5909</text:p>
          </table:table-cell>
          <table:table-cell/>
          <table:table-cell table:style-name="ce1" table:formula="of:=AVERAGE([.T2:.T23])" office:value-type="float" office:value="89.5909090909091" calcext:value-type="float">
            <text:p>89.5909</text:p>
          </table:table-cell>
          <table:table-cell/>
          <table:table-cell table:style-name="ce1" table:formula="of:=AVERAGE([.V2:.V21])" office:value-type="float" office:value="98.6" calcext:value-type="float">
            <text:p>98.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7:21:11.636193068</meta:creation-date>
    <dc:date>2026-03-27T00:44:10.498362371</dc:date>
    <meta:editing-duration>PT7H12M6S</meta:editing-duration>
    <meta:editing-cycles>1</meta:editing-cycles>
    <meta:document-statistic meta:table-count="1" meta:cell-count="494" meta:object-count="0"/>
    <meta:generator>LibreOffice/24.2.7.2$Linux_X86_64 LibreOffice_project/420$Build-2</meta:generator>
  </office:meta>
</office:document-meta>
</file>